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0.72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alculation" table:style-name="ta1">
        <table:shapes>
          <draw:frame draw:z-index="0" draw:style-name="gr1" draw:text-style-name="P1" svg:width="6.2988in" svg:height="3.5429in" svg:x="7.5744in" svg:y="1.0287in">
            <draw:object draw:notify-on-update-of-ranges="Calculation.D4:Calculation.D16 Calculation.D3:Calculation.D16 Calculation.I3:Calculation.I3 Calculation.I3:Calculation.I16 Calculation.D3:Calculation.D16 Calculation.J3:Calculation.J3 Calculation.J3:Calculation.J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T_low</text:p>
          </table:table-cell>
          <table:table-cell office:value-type="string">
            <text:p>T_high</text:p>
          </table:table-cell>
          <table:table-cell/>
          <table:table-cell office:value-type="string">
            <text:p>TK_low</text:p>
          </table:table-cell>
          <table:table-cell office:value-type="string">
            <text:p>TK_high</text:p>
          </table:table-cell>
          <table:table-cell office:value-type="string">
            <text:p>p_low</text:p>
          </table:table-cell>
          <table:table-cell office:value-type="string">
            <text:p>p_high</text:p>
          </table:table-cell>
          <table:table-cell office:value-type="string">
            <text:p>quota_low</text:p>
          </table:table-cell>
          <table:table-cell office:value-type="string">
            <text:p>quota_high</text:p>
          </table:table-cell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8.1">
            <text:p>8.1</text:p>
          </table:table-cell>
          <table:table-cell table:style-name="ce1" office:value-type="string">
            <text:p>21.12.12</text:p>
          </table:table-cell>
          <table:table-cell table:style-name="ce1" table:formula="of:=[.B3]+273.15" office:value-type="float" office:value="274.95">
            <text:p>274.95</text:p>
          </table:table-cell>
          <table:table-cell table:style-name="ce1" table:formula="of:=[.C3]+273.15" office:value-type="float" office:value="281.25">
            <text:p>281.25</text:p>
          </table:table-cell>
          <table:table-cell table:style-name="ce1" office:value-type="float" office:value="1010.1">
            <text:p>1010.10</text:p>
          </table:table-cell>
          <table:table-cell table:style-name="ce1" office:value-type="float" office:value="1018.2">
            <text:p>1018.20</text:p>
          </table:table-cell>
          <table:table-cell table:style-name="ce1" table:formula="of:=[.G3]/[.E3]" office:value-type="float" office:value="3.67375886524823">
            <text:p>3.67</text:p>
          </table:table-cell>
          <table:table-cell table:style-name="ce1" table:formula="of:=[.H3]/[.F3]" office:value-type="float" office:value="3.62026666666667">
            <text:p>3.62</text:p>
          </table:table-cell>
        </table:table-row>
        <table:table-row table:style-name="ro1">
          <table:table-cell/>
          <table:table-cell office:value-type="float" office:value="5.4">
            <text:p>5.4</text:p>
          </table:table-cell>
          <table:table-cell office:value-type="float" office:value="9">
            <text:p>9</text:p>
          </table:table-cell>
          <table:table-cell table:style-name="ce1" office:value-type="string">
            <text:p>22.12.12</text:p>
          </table:table-cell>
          <table:table-cell table:style-name="ce1" table:formula="of:=[.B4]+273.15" office:value-type="float" office:value="278.55">
            <text:p>278.55</text:p>
          </table:table-cell>
          <table:table-cell table:style-name="ce1" table:formula="of:=[.C4]+273.15" office:value-type="float" office:value="282.15">
            <text:p>282.15</text:p>
          </table:table-cell>
          <table:table-cell table:style-name="ce1" office:value-type="float" office:value="1009.5">
            <text:p>1009.50</text:p>
          </table:table-cell>
          <table:table-cell table:style-name="ce1" office:value-type="float" office:value="1020.6">
            <text:p>1020.60</text:p>
          </table:table-cell>
          <table:table-cell table:style-name="ce1" table:formula="of:=[.G4]/[.E4]" office:value-type="float" office:value="3.62412493268713">
            <text:p>3.62</text:p>
          </table:table-cell>
          <table:table-cell table:style-name="ce1" table:formula="of:=[.H4]/[.F4]" office:value-type="float" office:value="3.61722488038278">
            <text:p>3.62</text:p>
          </table:table-cell>
        </table:table-row>
        <table:table-row table:style-name="ro1">
          <table:table-cell/>
          <table:table-cell office:value-type="float" office:value="9.7">
            <text:p>9.7</text:p>
          </table:table-cell>
          <table:table-cell office:value-type="float" office:value="14.1">
            <text:p>14.1</text:p>
          </table:table-cell>
          <table:table-cell table:style-name="ce1" office:value-type="string">
            <text:p>23.12.12</text:p>
          </table:table-cell>
          <table:table-cell table:style-name="ce1" table:formula="of:=[.B5]+273.15" office:value-type="float" office:value="282.85">
            <text:p>282.85</text:p>
          </table:table-cell>
          <table:table-cell table:style-name="ce1" table:formula="of:=[.C5]+273.15" office:value-type="float" office:value="287.25">
            <text:p>287.25</text:p>
          </table:table-cell>
          <table:table-cell table:style-name="ce1" office:value-type="float" office:value="1009.5">
            <text:p>1009.50</text:p>
          </table:table-cell>
          <table:table-cell table:style-name="ce1" office:value-type="float" office:value="1013.7">
            <text:p>1013.70</text:p>
          </table:table-cell>
          <table:table-cell table:style-name="ce1" table:formula="of:=[.G5]/[.E5]" office:value-type="float" office:value="3.5690295209475">
            <text:p>3.57</text:p>
          </table:table-cell>
          <table:table-cell table:style-name="ce1" table:formula="of:=[.H5]/[.F5]" office:value-type="float" office:value="3.5289817232376">
            <text:p>3.53</text:p>
          </table:table-cell>
        </table:table-row>
        <table:table-row table:style-name="ro1">
          <table:table-cell/>
          <table:table-cell office:value-type="float" office:value="3.9">
            <text:p>3.9</text:p>
          </table:table-cell>
          <table:table-cell office:value-type="float" office:value="14">
            <text:p>14</text:p>
          </table:table-cell>
          <table:table-cell table:style-name="ce1" office:value-type="string">
            <text:p>24.12.12</text:p>
          </table:table-cell>
          <table:table-cell table:style-name="ce1" table:formula="of:=[.B6]+273.15" office:value-type="float" office:value="277.05">
            <text:p>277.05</text:p>
          </table:table-cell>
          <table:table-cell table:style-name="ce1" table:formula="of:=[.C6]+273.15" office:value-type="float" office:value="287.15">
            <text:p>287.15</text:p>
          </table:table-cell>
          <table:table-cell table:style-name="ce1" office:value-type="float" office:value="1007.4">
            <text:p>1007.40</text:p>
          </table:table-cell>
          <table:table-cell table:style-name="ce1" office:value-type="float" office:value="1013.5">
            <text:p>1013.50</text:p>
          </table:table-cell>
          <table:table-cell table:style-name="ce1" table:formula="of:=[.G6]/[.E6]" office:value-type="float" office:value="3.63616675690309">
            <text:p>3.64</text:p>
          </table:table-cell>
          <table:table-cell table:style-name="ce1" table:formula="of:=[.H6]/[.F6]" office:value-type="float" office:value="3.52951419118927">
            <text:p>3.53</text:p>
          </table:table-cell>
        </table:table-row>
        <table:table-row table:style-name="ro1">
          <table:table-cell/>
          <table:table-cell office:value-type="float" office:value="2.9">
            <text:p>2.9</text:p>
          </table:table-cell>
          <table:table-cell office:value-type="float" office:value="15.2">
            <text:p>15.2</text:p>
          </table:table-cell>
          <table:table-cell table:style-name="ce1" office:value-type="string">
            <text:p>25.12.12</text:p>
          </table:table-cell>
          <table:table-cell table:style-name="ce1" table:formula="of:=[.B7]+273.15" office:value-type="float" office:value="276.05">
            <text:p>276.05</text:p>
          </table:table-cell>
          <table:table-cell table:style-name="ce1" table:formula="of:=[.C7]+273.15" office:value-type="float" office:value="288.35">
            <text:p>288.35</text:p>
          </table:table-cell>
          <table:table-cell table:style-name="ce1" office:value-type="float" office:value="1004">
            <text:p>1004.00</text:p>
          </table:table-cell>
          <table:table-cell table:style-name="ce1" office:value-type="float" office:value="1010.3">
            <text:p>1010.30</text:p>
          </table:table-cell>
          <table:table-cell table:style-name="ce1" table:formula="of:=[.G7]/[.E7]" office:value-type="float" office:value="3.63702227857272">
            <text:p>3.64</text:p>
          </table:table-cell>
          <table:table-cell table:style-name="ce1" table:formula="of:=[.H7]/[.F7]" office:value-type="float" office:value="3.50372810820184">
            <text:p>3.50</text:p>
          </table:table-cell>
        </table:table-row>
        <table:table-row table:style-name="ro1">
          <table:table-cell/>
          <table:table-cell office:value-type="float" office:value="8.1">
            <text:p>8.1</text:p>
          </table:table-cell>
          <table:table-cell office:value-type="float" office:value="9.7">
            <text:p>9.7</text:p>
          </table:table-cell>
          <table:table-cell table:style-name="ce1" office:value-type="string">
            <text:p>26.12.12</text:p>
          </table:table-cell>
          <table:table-cell table:style-name="ce1" table:formula="of:=[.B8]+273.15" office:value-type="float" office:value="281.25">
            <text:p>281.25</text:p>
          </table:table-cell>
          <table:table-cell table:style-name="ce1" table:formula="of:=[.C8]+273.15" office:value-type="float" office:value="282.85">
            <text:p>282.85</text:p>
          </table:table-cell>
          <table:table-cell table:style-name="ce1" office:value-type="float" office:value="1010.4">
            <text:p>1010.40</text:p>
          </table:table-cell>
          <table:table-cell table:style-name="ce1" office:value-type="float" office:value="1016.4">
            <text:p>1016.40</text:p>
          </table:table-cell>
          <table:table-cell table:style-name="ce1" table:formula="of:=[.G8]/[.E8]" office:value-type="float" office:value="3.59253333333333">
            <text:p>3.59</text:p>
          </table:table-cell>
          <table:table-cell table:style-name="ce1" table:formula="of:=[.H8]/[.F8]" office:value-type="float" office:value="3.59342407636557">
            <text:p>3.59</text:p>
          </table:table-cell>
        </table:table-row>
        <table:table-row table:style-name="ro1">
          <table:table-cell/>
          <table:table-cell office:value-type="float" office:value="7.6">
            <text:p>7.6</text:p>
          </table:table-cell>
          <table:table-cell office:value-type="float" office:value="10.1">
            <text:p>10.1</text:p>
          </table:table-cell>
          <table:table-cell table:style-name="ce1" office:value-type="string">
            <text:p>27.12.12</text:p>
          </table:table-cell>
          <table:table-cell table:style-name="ce1" table:formula="of:=[.B9]+273.15" office:value-type="float" office:value="280.75">
            <text:p>280.75</text:p>
          </table:table-cell>
          <table:table-cell table:style-name="ce1" table:formula="of:=[.C9]+273.15" office:value-type="float" office:value="283.25">
            <text:p>283.25</text:p>
          </table:table-cell>
          <table:table-cell table:style-name="ce1" office:value-type="float" office:value="1004.8">
            <text:p>1004.80</text:p>
          </table:table-cell>
          <table:table-cell table:style-name="ce1" office:value-type="float" office:value="1014.7">
            <text:p>1014.70</text:p>
          </table:table-cell>
          <table:table-cell table:style-name="ce1" table:formula="of:=[.G9]/[.E9]" office:value-type="float" office:value="3.57898486197685">
            <text:p>3.58</text:p>
          </table:table-cell>
          <table:table-cell table:style-name="ce1" table:formula="of:=[.H9]/[.F9]" office:value-type="float" office:value="3.58234774933804">
            <text:p>3.58</text:p>
          </table:table-cell>
        </table:table-row>
        <table:table-row table:style-name="ro1">
          <table:table-cell/>
          <table:table-cell office:value-type="float" office:value="6.5">
            <text:p>6.5</text:p>
          </table:table-cell>
          <table:table-cell office:value-type="float" office:value="8.7">
            <text:p>8.7</text:p>
          </table:table-cell>
          <table:table-cell table:style-name="ce1" office:value-type="string">
            <text:p>28.12.12</text:p>
          </table:table-cell>
          <table:table-cell table:style-name="ce1" table:formula="of:=[.B10]+273.15" office:value-type="float" office:value="279.65">
            <text:p>279.65</text:p>
          </table:table-cell>
          <table:table-cell table:style-name="ce1" table:formula="of:=[.C10]+273.15" office:value-type="float" office:value="281.85">
            <text:p>281.85</text:p>
          </table:table-cell>
          <table:table-cell table:style-name="ce1" office:value-type="float" office:value="1016.2">
            <text:p>1016.20</text:p>
          </table:table-cell>
          <table:table-cell table:style-name="ce1" office:value-type="float" office:value="1029.5">
            <text:p>1029.50</text:p>
          </table:table-cell>
          <table:table-cell table:style-name="ce1" table:formula="of:=[.G10]/[.E10]" office:value-type="float" office:value="3.63382799928482">
            <text:p>3.63</text:p>
          </table:table-cell>
          <table:table-cell table:style-name="ce1" table:formula="of:=[.H10]/[.F10]" office:value-type="float" office:value="3.65265211992194">
            <text:p>3.65</text:p>
          </table:table-cell>
        </table:table-row>
        <table:table-row table:style-name="ro1">
          <table:table-cell/>
          <table:table-cell office:value-type="float" office:value="2.9">
            <text:p>2.9</text:p>
          </table:table-cell>
          <table:table-cell office:value-type="float" office:value="11.4">
            <text:p>11.4</text:p>
          </table:table-cell>
          <table:table-cell table:style-name="ce1" office:value-type="string">
            <text:p>29.12.12</text:p>
          </table:table-cell>
          <table:table-cell table:style-name="ce1" table:formula="of:=[.B11]+273.15" office:value-type="float" office:value="276.05">
            <text:p>276.05</text:p>
          </table:table-cell>
          <table:table-cell table:style-name="ce1" table:formula="of:=[.C11]+273.15" office:value-type="float" office:value="284.55">
            <text:p>284.55</text:p>
          </table:table-cell>
          <table:table-cell table:style-name="ce1" office:value-type="float" office:value="1014.9">
            <text:p>1014.90</text:p>
          </table:table-cell>
          <table:table-cell table:style-name="ce1" office:value-type="float" office:value="1026">
            <text:p>1026.00</text:p>
          </table:table-cell>
          <table:table-cell table:style-name="ce1" table:formula="of:=[.G11]/[.E11]" office:value-type="float" office:value="3.67650787900743">
            <text:p>3.68</text:p>
          </table:table-cell>
          <table:table-cell table:style-name="ce1" table:formula="of:=[.H11]/[.F11]" office:value-type="float" office:value="3.60569319978914">
            <text:p>3.61</text:p>
          </table:table-cell>
        </table:table-row>
        <table:table-row table:style-name="ro1">
          <table:table-cell/>
          <table:table-cell office:value-type="float" office:value="5.9">
            <text:p>5.9</text:p>
          </table:table-cell>
          <table:table-cell office:value-type="float" office:value="9.7">
            <text:p>9.7</text:p>
          </table:table-cell>
          <table:table-cell table:style-name="ce1" office:value-type="string">
            <text:p>30.12.12</text:p>
          </table:table-cell>
          <table:table-cell table:style-name="ce1" table:formula="of:=[.B12]+273.15" office:value-type="float" office:value="279.05">
            <text:p>279.05</text:p>
          </table:table-cell>
          <table:table-cell table:style-name="ce1" table:formula="of:=[.C12]+273.15" office:value-type="float" office:value="282.85">
            <text:p>282.85</text:p>
          </table:table-cell>
          <table:table-cell table:style-name="ce1" office:value-type="float" office:value="1015.9">
            <text:p>1015.90</text:p>
          </table:table-cell>
          <table:table-cell table:style-name="ce1" office:value-type="float" office:value="1024.6">
            <text:p>1024.60</text:p>
          </table:table-cell>
          <table:table-cell table:style-name="ce1" table:formula="of:=[.G12]/[.E12]" office:value-type="float" office:value="3.64056620677298">
            <text:p>3.64</text:p>
          </table:table-cell>
          <table:table-cell table:style-name="ce1" table:formula="of:=[.H12]/[.F12]" office:value-type="float" office:value="3.62241470744211">
            <text:p>3.62</text:p>
          </table:table-cell>
        </table:table-row>
        <table:table-row table:style-name="ro1">
          <table:table-cell/>
          <table:table-cell office:value-type="float" office:value="3.9">
            <text:p>3.9</text:p>
          </table:table-cell>
          <table:table-cell office:value-type="float" office:value="10">
            <text:p>10</text:p>
          </table:table-cell>
          <table:table-cell table:style-name="ce1" office:value-type="string">
            <text:p>31.12.12</text:p>
          </table:table-cell>
          <table:table-cell table:style-name="ce1" table:formula="of:=[.B13]+273.15" office:value-type="float" office:value="277.05">
            <text:p>277.05</text:p>
          </table:table-cell>
          <table:table-cell table:style-name="ce1" table:formula="of:=[.C13]+273.15" office:value-type="float" office:value="283.15">
            <text:p>283.15</text:p>
          </table:table-cell>
          <table:table-cell table:style-name="ce1" office:value-type="float" office:value="1011.6">
            <text:p>1011.60</text:p>
          </table:table-cell>
          <table:table-cell table:style-name="ce1" office:value-type="float" office:value="1024.4">
            <text:p>1024.40</text:p>
          </table:table-cell>
          <table:table-cell table:style-name="ce1" table:formula="of:=[.G13]/[.E13]" office:value-type="float" office:value="3.65132647536546">
            <text:p>3.65</text:p>
          </table:table-cell>
          <table:table-cell table:style-name="ce1" table:formula="of:=[.H13]/[.F13]" office:value-type="float" office:value="3.61787038672082">
            <text:p>3.62</text:p>
          </table:table-cell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8.3">
            <text:p>8.3</text:p>
          </table:table-cell>
          <table:table-cell table:style-name="ce1" office:value-type="string">
            <text:p>01.01.13</text:p>
          </table:table-cell>
          <table:table-cell table:style-name="ce1" table:formula="of:=[.B14]+273.15" office:value-type="float" office:value="274.45">
            <text:p>274.45</text:p>
          </table:table-cell>
          <table:table-cell table:style-name="ce1" table:formula="of:=[.C14]+273.15" office:value-type="float" office:value="281.45">
            <text:p>281.45</text:p>
          </table:table-cell>
          <table:table-cell table:style-name="ce1" office:value-type="float" office:value="1008.1">
            <text:p>1008.10</text:p>
          </table:table-cell>
          <table:table-cell table:style-name="ce1" office:value-type="float" office:value="1016.9">
            <text:p>1016.90</text:p>
          </table:table-cell>
          <table:table-cell table:style-name="ce1" table:formula="of:=[.G14]/[.E14]" office:value-type="float" office:value="3.67316451083986">
            <text:p>3.67</text:p>
          </table:table-cell>
          <table:table-cell table:style-name="ce1" table:formula="of:=[.H14]/[.F14]" office:value-type="float" office:value="3.61307514656244">
            <text:p>3.61</text:p>
          </table:table-cell>
        </table:table-row>
        <table:table-row table:style-name="ro1">
          <table:table-cell/>
          <table:table-cell office:value-type="float" office:value="-0.9">
            <text:p>-0.9</text:p>
          </table:table-cell>
          <table:table-cell office:value-type="float" office:value="6">
            <text:p>6</text:p>
          </table:table-cell>
          <table:table-cell table:style-name="ce1" office:value-type="string">
            <text:p>02.01.13</text:p>
          </table:table-cell>
          <table:table-cell table:style-name="ce1" table:formula="of:=[.B15]+273.15" office:value-type="float" office:value="272.25">
            <text:p>272.25</text:p>
          </table:table-cell>
          <table:table-cell table:style-name="ce1" table:formula="of:=[.C15]+273.15" office:value-type="float" office:value="279.15">
            <text:p>279.15</text:p>
          </table:table-cell>
          <table:table-cell table:style-name="ce1" office:value-type="float" office:value="1017.5">
            <text:p>1017.50</text:p>
          </table:table-cell>
          <table:table-cell table:style-name="ce1" office:value-type="float" office:value="1033">
            <text:p>1033.00</text:p>
          </table:table-cell>
          <table:table-cell table:style-name="ce1" table:formula="of:=[.G15]/[.E15]" office:value-type="float" office:value="3.73737373737374">
            <text:p>3.74</text:p>
          </table:table-cell>
          <table:table-cell table:style-name="ce1" table:formula="of:=[.H15]/[.F15]" office:value-type="float" office:value="3.70051943399606">
            <text:p>3.70</text:p>
          </table:table-cell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7.3">
            <text:p>7.3</text:p>
          </table:table-cell>
          <table:table-cell table:style-name="ce1" office:value-type="string">
            <text:p>03.01.13</text:p>
          </table:table-cell>
          <table:table-cell table:style-name="ce1" table:formula="of:=[.B16]+273.15" office:value-type="float" office:value="273.65">
            <text:p>273.65</text:p>
          </table:table-cell>
          <table:table-cell table:style-name="ce1" table:formula="of:=[.C16]+273.15" office:value-type="float" office:value="280.45">
            <text:p>280.45</text:p>
          </table:table-cell>
          <table:table-cell table:style-name="ce1" office:value-type="float" office:value="1033.1">
            <text:p>1033.10</text:p>
          </table:table-cell>
          <table:table-cell table:style-name="ce1" office:value-type="float" office:value="1038.3">
            <text:p>1038.30</text:p>
          </table:table-cell>
          <table:table-cell table:style-name="ce1" table:formula="of:=[.G16]/[.E16]" office:value-type="float" office:value="3.7752603690846">
            <text:p>3.78</text:p>
          </table:table-cell>
          <table:table-cell table:style-name="ce1" table:formula="of:=[.H16]/[.F16]" office:value-type="float" office:value="3.70226421822072">
            <text:p>3.70</text:p>
          </table:table-cell>
        </table:table-row>
        <table:table-row table:style-name="ro1">
          <table:table-cell table:number-columns-repeated="3"/>
          <table:table-cell table:style-name="ce1" table:number-columns-repeated="7"/>
        </table:table-row>
        <table:table-row table:style-name="ro1" table:number-rows-repeated="9">
          <table:table-cell table:number-columns-repeated="10"/>
        </table:table-row>
        <table:table-row table:style-name="ro1">
          <table:table-cell/>
          <table:table-cell office:value-type="string">
            <text:p>21.12.12<text:tab/></text:p>
          </table:table-cell>
          <table:table-cell office:value-type="float" office:value="4.95">
            <text:p>4.95</text:p>
          </table:table-cell>
          <table:table-cell table:formula="of:=[.C27]+273.15" office:value-type="float" office:value="278.1">
            <text:p>278.1</text:p>
          </table:table-cell>
          <table:table-cell office:value-type="float" office:value="1014.15">
            <text:p>1014.15</text:p>
          </table:table-cell>
          <table:table-cell table:formula="of:=[.E27]/[.D27]" office:value-type="float" office:value="3.64670981661273">
            <text:p>3.646709816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22.12.12<text:tab/></text:p>
          </table:table-cell>
          <table:table-cell office:value-type="float" office:value="7.2">
            <text:p>7.2</text:p>
          </table:table-cell>
          <table:table-cell table:formula="of:=[.C28]+273.15" office:value-type="float" office:value="280.35">
            <text:p>280.35</text:p>
          </table:table-cell>
          <table:table-cell office:value-type="float" office:value="1015.05">
            <text:p>1015.05</text:p>
          </table:table-cell>
          <table:table-cell table:formula="of:=[.E28]/[.D28]" office:value-type="float" office:value="3.62065275548422">
            <text:p>3.620652755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23.12.12<text:tab/></text:p>
          </table:table-cell>
          <table:table-cell office:value-type="float" office:value="11.9">
            <text:p>11.9</text:p>
          </table:table-cell>
          <table:table-cell table:formula="of:=[.C29]+273.15" office:value-type="float" office:value="285.05">
            <text:p>285.05</text:p>
          </table:table-cell>
          <table:table-cell office:value-type="float" office:value="1011.6">
            <text:p>1011.6</text:p>
          </table:table-cell>
          <table:table-cell table:formula="of:=[.E29]/[.D29]" office:value-type="float" office:value="3.54885107875811">
            <text:p>3.54885107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24.12.12<text:tab/></text:p>
          </table:table-cell>
          <table:table-cell office:value-type="float" office:value="8.95">
            <text:p>8.95</text:p>
          </table:table-cell>
          <table:table-cell table:formula="of:=[.C30]+273.15" office:value-type="float" office:value="282.1">
            <text:p>282.1</text:p>
          </table:table-cell>
          <table:table-cell office:value-type="float" office:value="1010.45">
            <text:p>1010.45</text:p>
          </table:table-cell>
          <table:table-cell table:formula="of:=[.E30]/[.D30]" office:value-type="float" office:value="3.5818858560794">
            <text:p>3.581885856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25.12.12<text:tab/></text:p>
          </table:table-cell>
          <table:table-cell office:value-type="float" office:value="9.05">
            <text:p>9.05</text:p>
          </table:table-cell>
          <table:table-cell table:formula="of:=[.C31]+273.15" office:value-type="float" office:value="282.2">
            <text:p>282.2</text:p>
          </table:table-cell>
          <table:table-cell office:value-type="float" office:value="1007.15">
            <text:p>1007.15</text:p>
          </table:table-cell>
          <table:table-cell table:formula="of:=[.E31]/[.D31]" office:value-type="float" office:value="3.56892274982282">
            <text:p>3.568922749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26.12.12<text:tab/></text:p>
          </table:table-cell>
          <table:table-cell office:value-type="float" office:value="8.9">
            <text:p>8.9</text:p>
          </table:table-cell>
          <table:table-cell table:formula="of:=[.C32]+273.15" office:value-type="float" office:value="282.05">
            <text:p>282.05</text:p>
          </table:table-cell>
          <table:table-cell office:value-type="float" office:value="1013.4">
            <text:p>1013.4</text:p>
          </table:table-cell>
          <table:table-cell table:formula="of:=[.E32]/[.D32]" office:value-type="float" office:value="3.59297996809076">
            <text:p>3.592979968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27.12.12<text:tab/></text:p>
          </table:table-cell>
          <table:table-cell office:value-type="float" office:value="8.85">
            <text:p>8.85</text:p>
          </table:table-cell>
          <table:table-cell table:formula="of:=[.C33]+273.15" office:value-type="float" office:value="282">
            <text:p>282</text:p>
          </table:table-cell>
          <table:table-cell office:value-type="float" office:value="1009.75">
            <text:p>1009.75</text:p>
          </table:table-cell>
          <table:table-cell table:formula="of:=[.E33]/[.D33]" office:value-type="float" office:value="3.58067375886525">
            <text:p>3.580673758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28.12.12<text:tab/></text:p>
          </table:table-cell>
          <table:table-cell office:value-type="float" office:value="7.6">
            <text:p>7.6</text:p>
          </table:table-cell>
          <table:table-cell table:formula="of:=[.C34]+273.15" office:value-type="float" office:value="280.75">
            <text:p>280.75</text:p>
          </table:table-cell>
          <table:table-cell office:value-type="float" office:value="1022.85">
            <text:p>1022.85</text:p>
          </table:table-cell>
          <table:table-cell table:formula="of:=[.E34]/[.D34]" office:value-type="float" office:value="3.64327693677649">
            <text:p>3.643276936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29.12.12<text:tab/></text:p>
          </table:table-cell>
          <table:table-cell office:value-type="float" office:value="7.15">
            <text:p>7.15</text:p>
          </table:table-cell>
          <table:table-cell table:formula="of:=[.C35]+273.15" office:value-type="float" office:value="280.3">
            <text:p>280.3</text:p>
          </table:table-cell>
          <table:table-cell office:value-type="float" office:value="1020.45">
            <text:p>1020.45</text:p>
          </table:table-cell>
          <table:table-cell table:formula="of:=[.E35]/[.D35]" office:value-type="float" office:value="3.64056368176953">
            <text:p>3.64056368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30.12.12<text:tab/></text:p>
          </table:table-cell>
          <table:table-cell office:value-type="float" office:value="7.8">
            <text:p>7.8</text:p>
          </table:table-cell>
          <table:table-cell table:formula="of:=[.C36]+273.15" office:value-type="float" office:value="280.95">
            <text:p>280.95</text:p>
          </table:table-cell>
          <table:table-cell office:value-type="float" office:value="1020.25">
            <text:p>1020.25</text:p>
          </table:table-cell>
          <table:table-cell table:formula="of:=[.E36]/[.D36]" office:value-type="float" office:value="3.63142907990746">
            <text:p>3.631429079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31.12.12<text:tab/></text:p>
          </table:table-cell>
          <table:table-cell office:value-type="float" office:value="6.95">
            <text:p>6.95</text:p>
          </table:table-cell>
          <table:table-cell table:formula="of:=[.C37]+273.15" office:value-type="float" office:value="280.1">
            <text:p>280.1</text:p>
          </table:table-cell>
          <table:table-cell office:value-type="float" office:value="1018">
            <text:p>1018</text:p>
          </table:table-cell>
          <table:table-cell table:formula="of:=[.E37]/[.D37]" office:value-type="float" office:value="3.63441627990004">
            <text:p>3.634416279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1.01.13<text:tab/></text:p>
          </table:table-cell>
          <table:table-cell office:value-type="float" office:value="4.8">
            <text:p>4.8</text:p>
          </table:table-cell>
          <table:table-cell table:formula="of:=[.C38]+273.15" office:value-type="float" office:value="277.95">
            <text:p>277.95</text:p>
          </table:table-cell>
          <table:table-cell office:value-type="float" office:value="1012.5">
            <text:p>1012.5</text:p>
          </table:table-cell>
          <table:table-cell table:formula="of:=[.E38]/[.D38]" office:value-type="float" office:value="3.64274150026983">
            <text:p>3.642741500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2.01.13<text:tab/></text:p>
          </table:table-cell>
          <table:table-cell office:value-type="float" office:value="2.55">
            <text:p>2.55</text:p>
          </table:table-cell>
          <table:table-cell table:formula="of:=[.C39]+273.15" office:value-type="float" office:value="275.7">
            <text:p>275.7</text:p>
          </table:table-cell>
          <table:table-cell office:value-type="float" office:value="1025.25">
            <text:p>1025.25</text:p>
          </table:table-cell>
          <table:table-cell table:formula="of:=[.E39]/[.D39]" office:value-type="float" office:value="3.71871599564744">
            <text:p>3.718715995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3.01.13<text:tab/></text:p>
          </table:table-cell>
          <table:table-cell office:value-type="float" office:value="3.9">
            <text:p>3.9</text:p>
          </table:table-cell>
          <table:table-cell table:formula="of:=[.C40]+273.15" office:value-type="float" office:value="277.05">
            <text:p>277.05</text:p>
          </table:table-cell>
          <table:table-cell office:value-type="float" office:value="1035.7">
            <text:p>1035.7</text:p>
          </table:table-cell>
          <table:table-cell table:formula="of:=[.E40]/[.D40]" office:value-type="float" office:value="3.73831438368526">
            <text:p>3.738314383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4.01.13<text:tab/></text:p>
          </table:table-cell>
          <table:table-cell office:value-type="float" office:value="7.4">
            <text:p>7.4</text:p>
          </table:table-cell>
          <table:table-cell table:formula="of:=[.C41]+273.15" office:value-type="float" office:value="280.55">
            <text:p>280.55</text:p>
          </table:table-cell>
          <table:table-cell office:value-type="float" office:value="1036.7">
            <text:p>1036.7</text:p>
          </table:table-cell>
          <table:table-cell table:formula="of:=[.E41]/[.D41]" office:value-type="float" office:value="3.69524148993049">
            <text:p>3.695241489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5.01.13<text:tab/></text:p>
          </table:table-cell>
          <table:table-cell office:value-type="float" office:value="7.65">
            <text:p>7.65</text:p>
          </table:table-cell>
          <table:table-cell table:formula="of:=[.C42]+273.15" office:value-type="float" office:value="280.8">
            <text:p>280.8</text:p>
          </table:table-cell>
          <table:table-cell office:value-type="float" office:value="1034.3">
            <text:p>1034.3</text:p>
          </table:table-cell>
          <table:table-cell table:formula="of:=[.E42]/[.D42]" office:value-type="float" office:value="3.68340455840456">
            <text:p>3.683404558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6.01.13<text:tab/></text:p>
          </table:table-cell>
          <table:table-cell office:value-type="float" office:value="6.95">
            <text:p>6.95</text:p>
          </table:table-cell>
          <table:table-cell table:formula="of:=[.C43]+273.15" office:value-type="float" office:value="280.1">
            <text:p>280.1</text:p>
          </table:table-cell>
          <table:table-cell office:value-type="float" office:value="1032.15">
            <text:p>1032.15</text:p>
          </table:table-cell>
          <table:table-cell table:formula="of:=[.E43]/[.D43]" office:value-type="float" office:value="3.68493395215994">
            <text:p>3.68493395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7.01.13<text:tab/></text:p>
          </table:table-cell>
          <table:table-cell office:value-type="float" office:value="6.8">
            <text:p>6.8</text:p>
          </table:table-cell>
          <table:table-cell table:formula="of:=[.C44]+273.15" office:value-type="float" office:value="279.95">
            <text:p>279.95</text:p>
          </table:table-cell>
          <table:table-cell office:value-type="float" office:value="1029.65">
            <text:p>1029.65</text:p>
          </table:table-cell>
          <table:table-cell table:formula="of:=[.E44]/[.D44]" office:value-type="float" office:value="3.67797821039471">
            <text:p>3.677978210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8.01.13<text:tab/></text:p>
          </table:table-cell>
          <table:table-cell office:value-type="float" office:value="4.25">
            <text:p>4.25</text:p>
          </table:table-cell>
          <table:table-cell table:formula="of:=[.C45]+273.15" office:value-type="float" office:value="277.4">
            <text:p>277.4</text:p>
          </table:table-cell>
          <table:table-cell office:value-type="float" office:value="1027.65">
            <text:p>1027.65</text:p>
          </table:table-cell>
          <table:table-cell table:formula="of:=[.E45]/[.D45]" office:value-type="float" office:value="3.70457822638789">
            <text:p>3.704578226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9.01.13<text:tab/></text:p>
          </table:table-cell>
          <table:table-cell office:value-type="float" office:value="2.65">
            <text:p>2.65</text:p>
          </table:table-cell>
          <table:table-cell table:formula="of:=[.C46]+273.15" office:value-type="float" office:value="275.8">
            <text:p>275.8</text:p>
          </table:table-cell>
          <table:table-cell office:value-type="float" office:value="1023.35">
            <text:p>1023.35</text:p>
          </table:table-cell>
          <table:table-cell table:formula="of:=[.E46]/[.D46]" office:value-type="float" office:value="3.71047860768673">
            <text:p>3.7104786077</text:p>
          </table:table-cell>
          <table:table-cell table:number-columns-repeated="4"/>
        </table:table-row>
        <table:table-row table:style-name="ro1" table:number-rows-repeated="104852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emperature" table:style-name="ta1">
        <table:table-column table:style-name="co4" table:number-columns-repeated="7" table:default-cell-style-name="Default"/>
        <table:table-row table:style-name="ro1">
          <table:table-cell office:value-type="string">
            <text:p>21.12.12</text:p>
          </table:table-cell>
          <table:table-cell/>
          <table:table-cell office:value-type="float" office:value="1.8">
            <text:p>1.8</text:p>
          </table:table-cell>
          <table:table-cell office:value-type="string">
            <text:p>°C</text:p>
          </table:table-cell>
          <table:table-cell/>
          <table:table-cell office:value-type="float" office:value="8.1">
            <text:p>8.1</text:p>
          </table:table-cell>
          <table:table-cell office:value-type="string">
            <text:p>°C</text:p>
          </table:table-cell>
        </table:table-row>
        <table:table-row table:style-name="ro1">
          <table:table-cell office:value-type="string">
            <text:p>22.12.12</text:p>
          </table:table-cell>
          <table:table-cell/>
          <table:table-cell office:value-type="float" office:value="5.4">
            <text:p>5.4</text:p>
          </table:table-cell>
          <table:table-cell office:value-type="string">
            <text:p>°C</text:p>
          </table:table-cell>
          <table:table-cell/>
          <table:table-cell office:value-type="float" office:value="9">
            <text:p>9</text:p>
          </table:table-cell>
          <table:table-cell office:value-type="string">
            <text:p>°C</text:p>
          </table:table-cell>
        </table:table-row>
        <table:table-row table:style-name="ro1">
          <table:table-cell office:value-type="string">
            <text:p>23.12.12</text:p>
          </table:table-cell>
          <table:table-cell/>
          <table:table-cell office:value-type="float" office:value="9.7">
            <text:p>9.7</text:p>
          </table:table-cell>
          <table:table-cell office:value-type="string">
            <text:p>°C</text:p>
          </table:table-cell>
          <table:table-cell/>
          <table:table-cell office:value-type="float" office:value="14.1">
            <text:p>14.1</text:p>
          </table:table-cell>
          <table:table-cell office:value-type="string">
            <text:p>°C</text:p>
          </table:table-cell>
        </table:table-row>
        <table:table-row table:style-name="ro1">
          <table:table-cell office:value-type="string">
            <text:p>24.12.12</text:p>
          </table:table-cell>
          <table:table-cell/>
          <table:table-cell office:value-type="float" office:value="3.9">
            <text:p>3.9</text:p>
          </table:table-cell>
          <table:table-cell office:value-type="string">
            <text:p>°C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°C</text:p>
          </table:table-cell>
        </table:table-row>
        <table:table-row table:style-name="ro1">
          <table:table-cell office:value-type="string">
            <text:p>25.12.12</text:p>
          </table:table-cell>
          <table:table-cell/>
          <table:table-cell office:value-type="float" office:value="2.9">
            <text:p>2.9</text:p>
          </table:table-cell>
          <table:table-cell office:value-type="string">
            <text:p>°C</text:p>
          </table:table-cell>
          <table:table-cell/>
          <table:table-cell office:value-type="float" office:value="15.2">
            <text:p>15.2</text:p>
          </table:table-cell>
          <table:table-cell office:value-type="string">
            <text:p>°C</text:p>
          </table:table-cell>
        </table:table-row>
        <table:table-row table:style-name="ro1">
          <table:table-cell office:value-type="string">
            <text:p>26.12.12</text:p>
          </table:table-cell>
          <table:table-cell/>
          <table:table-cell office:value-type="float" office:value="8.1">
            <text:p>8.1</text:p>
          </table:table-cell>
          <table:table-cell office:value-type="string">
            <text:p>°C</text:p>
          </table:table-cell>
          <table:table-cell/>
          <table:table-cell office:value-type="float" office:value="9.7">
            <text:p>9.7</text:p>
          </table:table-cell>
          <table:table-cell office:value-type="string">
            <text:p>°C</text:p>
          </table:table-cell>
        </table:table-row>
        <table:table-row table:style-name="ro1">
          <table:table-cell office:value-type="string">
            <text:p>27.12.12</text:p>
          </table:table-cell>
          <table:table-cell/>
          <table:table-cell office:value-type="float" office:value="7.6">
            <text:p>7.6</text:p>
          </table:table-cell>
          <table:table-cell office:value-type="string">
            <text:p>°C</text:p>
          </table:table-cell>
          <table:table-cell/>
          <table:table-cell office:value-type="float" office:value="10.1">
            <text:p>10.1</text:p>
          </table:table-cell>
          <table:table-cell office:value-type="string">
            <text:p>°C</text:p>
          </table:table-cell>
        </table:table-row>
        <table:table-row table:style-name="ro1">
          <table:table-cell office:value-type="string">
            <text:p>28.12.12</text:p>
          </table:table-cell>
          <table:table-cell/>
          <table:table-cell office:value-type="float" office:value="6.5">
            <text:p>6.5</text:p>
          </table:table-cell>
          <table:table-cell office:value-type="string">
            <text:p>°C</text:p>
          </table:table-cell>
          <table:table-cell/>
          <table:table-cell office:value-type="float" office:value="8.7">
            <text:p>8.7</text:p>
          </table:table-cell>
          <table:table-cell office:value-type="string">
            <text:p>°C</text:p>
          </table:table-cell>
        </table:table-row>
        <table:table-row table:style-name="ro1">
          <table:table-cell office:value-type="string">
            <text:p>29.12.12</text:p>
          </table:table-cell>
          <table:table-cell/>
          <table:table-cell office:value-type="float" office:value="2.9">
            <text:p>2.9</text:p>
          </table:table-cell>
          <table:table-cell office:value-type="string">
            <text:p>°C</text:p>
          </table:table-cell>
          <table:table-cell/>
          <table:table-cell office:value-type="float" office:value="11.4">
            <text:p>11.4</text:p>
          </table:table-cell>
          <table:table-cell office:value-type="string">
            <text:p>°C</text:p>
          </table:table-cell>
        </table:table-row>
        <table:table-row table:style-name="ro1">
          <table:table-cell office:value-type="string">
            <text:p>30.12.12</text:p>
          </table:table-cell>
          <table:table-cell/>
          <table:table-cell office:value-type="float" office:value="5.9">
            <text:p>5.9</text:p>
          </table:table-cell>
          <table:table-cell office:value-type="string">
            <text:p>°C</text:p>
          </table:table-cell>
          <table:table-cell/>
          <table:table-cell office:value-type="float" office:value="9.7">
            <text:p>9.7</text:p>
          </table:table-cell>
          <table:table-cell office:value-type="string">
            <text:p>°C</text:p>
          </table:table-cell>
        </table:table-row>
        <table:table-row table:style-name="ro1">
          <table:table-cell office:value-type="string">
            <text:p>31.12.12</text:p>
          </table:table-cell>
          <table:table-cell/>
          <table:table-cell office:value-type="float" office:value="3.9">
            <text:p>3.9</text:p>
          </table:table-cell>
          <table:table-cell office:value-type="string">
            <text:p>°C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°C</text:p>
          </table:table-cell>
        </table:table-row>
        <table:table-row table:style-name="ro1">
          <table:table-cell office:value-type="string">
            <text:p>01.01.13</text:p>
          </table:table-cell>
          <table:table-cell/>
          <table:table-cell office:value-type="float" office:value="1.3">
            <text:p>1.3</text:p>
          </table:table-cell>
          <table:table-cell office:value-type="string">
            <text:p>°C</text:p>
          </table:table-cell>
          <table:table-cell/>
          <table:table-cell office:value-type="float" office:value="8.3">
            <text:p>8.3</text:p>
          </table:table-cell>
          <table:table-cell office:value-type="string">
            <text:p>°C</text:p>
          </table:table-cell>
        </table:table-row>
        <table:table-row table:style-name="ro1">
          <table:table-cell office:value-type="string">
            <text:p>02.01.13</text:p>
          </table:table-cell>
          <table:table-cell/>
          <table:table-cell office:value-type="float" office:value="-0.9">
            <text:p>-0.9</text:p>
          </table:table-cell>
          <table:table-cell office:value-type="string">
            <text:p>°C</text:p>
          </table:table-cell>
          <table:table-cell/>
          <table:table-cell office:value-type="float" office:value="6">
            <text:p>6</text:p>
          </table:table-cell>
          <table:table-cell office:value-type="string">
            <text:p>°C</text:p>
          </table:table-cell>
        </table:table-row>
        <table:table-row table:style-name="ro1">
          <table:table-cell office:value-type="string">
            <text:p>03.01.13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°C</text:p>
          </table:table-cell>
          <table:table-cell/>
          <table:table-cell office:value-type="float" office:value="7.3">
            <text:p>7.3</text:p>
          </table:table-cell>
          <table:table-cell office:value-type="string">
            <text:p>°C</text:p>
          </table:table-cell>
        </table:table-row>
        <table:table-row table:style-name="ro1">
          <table:table-cell office:value-type="string">
            <text:p>04.01.13</text:p>
          </table:table-cell>
          <table:table-cell/>
          <table:table-cell office:value-type="float" office:value="6.1">
            <text:p>6.1</text:p>
          </table:table-cell>
          <table:table-cell office:value-type="string">
            <text:p>°C</text:p>
          </table:table-cell>
          <table:table-cell/>
          <table:table-cell office:value-type="float" office:value="8.7">
            <text:p>8.7</text:p>
          </table:table-cell>
          <table:table-cell office:value-type="string">
            <text:p>°C</text:p>
          </table:table-cell>
        </table:table-row>
        <table:table-row table:style-name="ro1">
          <table:table-cell office:value-type="string">
            <text:p>05.01.13</text:p>
          </table:table-cell>
          <table:table-cell/>
          <table:table-cell office:value-type="float" office:value="6.8">
            <text:p>6.8</text:p>
          </table:table-cell>
          <table:table-cell office:value-type="string">
            <text:p>°C</text:p>
          </table:table-cell>
          <table:table-cell/>
          <table:table-cell office:value-type="float" office:value="8.5">
            <text:p>8.5</text:p>
          </table:table-cell>
          <table:table-cell office:value-type="string">
            <text:p>°C</text:p>
          </table:table-cell>
        </table:table-row>
        <table:table-row table:style-name="ro1">
          <table:table-cell office:value-type="string">
            <text:p>06.01.13</text:p>
          </table:table-cell>
          <table:table-cell/>
          <table:table-cell office:value-type="float" office:value="6.1">
            <text:p>6.1</text:p>
          </table:table-cell>
          <table:table-cell office:value-type="string">
            <text:p>°C</text:p>
          </table:table-cell>
          <table:table-cell/>
          <table:table-cell office:value-type="float" office:value="7.8">
            <text:p>7.8</text:p>
          </table:table-cell>
          <table:table-cell office:value-type="string">
            <text:p>°C</text:p>
          </table:table-cell>
        </table:table-row>
        <table:table-row table:style-name="ro1">
          <table:table-cell office:value-type="string">
            <text:p>07.01.13</text:p>
          </table:table-cell>
          <table:table-cell/>
          <table:table-cell office:value-type="float" office:value="3.8">
            <text:p>3.8</text:p>
          </table:table-cell>
          <table:table-cell office:value-type="string">
            <text:p>°C</text:p>
          </table:table-cell>
          <table:table-cell/>
          <table:table-cell office:value-type="float" office:value="9.8">
            <text:p>9.8</text:p>
          </table:table-cell>
          <table:table-cell office:value-type="string">
            <text:p>°C</text:p>
          </table:table-cell>
        </table:table-row>
        <table:table-row table:style-name="ro1">
          <table:table-cell office:value-type="string">
            <text:p>08.01.13</text:p>
          </table:table-cell>
          <table:table-cell/>
          <table:table-cell office:value-type="float" office:value="3.9">
            <text:p>3.9</text:p>
          </table:table-cell>
          <table:table-cell office:value-type="string">
            <text:p>°C</text:p>
          </table:table-cell>
          <table:table-cell/>
          <table:table-cell office:value-type="float" office:value="4.6">
            <text:p>4.6</text:p>
          </table:table-cell>
          <table:table-cell office:value-type="string">
            <text:p>°C</text:p>
          </table:table-cell>
        </table:table-row>
        <table:table-row table:style-name="ro1">
          <table:table-cell office:value-type="string">
            <text:p>09.01.13</text:p>
          </table:table-cell>
          <table:table-cell/>
          <table:table-cell office:value-type="float" office:value="1.5">
            <text:p>1.5</text:p>
          </table:table-cell>
          <table:table-cell office:value-type="string">
            <text:p>°C</text:p>
          </table:table-cell>
          <table:table-cell/>
          <table:table-cell office:value-type="float" office:value="3.8">
            <text:p>3.8</text:p>
          </table:table-cell>
          <table:table-cell office:value-type="string">
            <text:p>°C</text:p>
          </table:table-cell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essure" table:style-name="ta1">
        <table:table-column table:style-name="co4" table:number-columns-repeated="7" table:default-cell-style-name="Default"/>
        <table:table-row table:style-name="ro2">
          <table:table-cell office:value-type="string">
            <text:p>21.12.12</text:p>
          </table:table-cell>
          <table:table-cell/>
          <table:table-cell office:value-type="float" office:value="1010.1">
            <text:p>1010.1</text:p>
          </table:table-cell>
          <table:table-cell office:value-type="string">
            <text:p>hPa</text:p>
          </table:table-cell>
          <table:table-cell/>
          <table:table-cell office:value-type="float" office:value="1018.2">
            <text:p>1018.2</text:p>
          </table:table-cell>
          <table:table-cell office:value-type="string">
            <text:p>hPa</text:p>
          </table:table-cell>
        </table:table-row>
        <table:table-row table:style-name="ro2">
          <table:table-cell office:value-type="string">
            <text:p>22.12.12</text:p>
          </table:table-cell>
          <table:table-cell/>
          <table:table-cell office:value-type="float" office:value="1009.5">
            <text:p>1009.5</text:p>
          </table:table-cell>
          <table:table-cell office:value-type="string">
            <text:p>hPa</text:p>
          </table:table-cell>
          <table:table-cell/>
          <table:table-cell office:value-type="float" office:value="1020.6">
            <text:p>1020.6</text:p>
          </table:table-cell>
          <table:table-cell office:value-type="string">
            <text:p>hPa</text:p>
          </table:table-cell>
        </table:table-row>
        <table:table-row table:style-name="ro2">
          <table:table-cell office:value-type="string">
            <text:p>23.12.12</text:p>
          </table:table-cell>
          <table:table-cell/>
          <table:table-cell office:value-type="float" office:value="1009.5">
            <text:p>1009.5</text:p>
          </table:table-cell>
          <table:table-cell office:value-type="string">
            <text:p>hPa</text:p>
          </table:table-cell>
          <table:table-cell/>
          <table:table-cell office:value-type="float" office:value="1013.7">
            <text:p>1013.7</text:p>
          </table:table-cell>
          <table:table-cell office:value-type="string">
            <text:p>hPa</text:p>
          </table:table-cell>
        </table:table-row>
        <table:table-row table:style-name="ro2">
          <table:table-cell office:value-type="string">
            <text:p>24.12.12</text:p>
          </table:table-cell>
          <table:table-cell/>
          <table:table-cell office:value-type="float" office:value="1007.4">
            <text:p>1007.4</text:p>
          </table:table-cell>
          <table:table-cell office:value-type="string">
            <text:p>hPa</text:p>
          </table:table-cell>
          <table:table-cell/>
          <table:table-cell office:value-type="float" office:value="1013.5">
            <text:p>1013.5</text:p>
          </table:table-cell>
          <table:table-cell office:value-type="string">
            <text:p>hPa</text:p>
          </table:table-cell>
        </table:table-row>
        <table:table-row table:style-name="ro2">
          <table:table-cell office:value-type="string">
            <text:p>25.12.12</text:p>
          </table:table-cell>
          <table:table-cell/>
          <table:table-cell office:value-type="float" office:value="1004">
            <text:p>1004</text:p>
          </table:table-cell>
          <table:table-cell office:value-type="string">
            <text:p>hPa</text:p>
          </table:table-cell>
          <table:table-cell/>
          <table:table-cell office:value-type="float" office:value="1010.3">
            <text:p>1010.3</text:p>
          </table:table-cell>
          <table:table-cell office:value-type="string">
            <text:p>hPa</text:p>
          </table:table-cell>
        </table:table-row>
        <table:table-row table:style-name="ro2">
          <table:table-cell office:value-type="string">
            <text:p>26.12.12</text:p>
          </table:table-cell>
          <table:table-cell/>
          <table:table-cell office:value-type="float" office:value="1010.4">
            <text:p>1010.4</text:p>
          </table:table-cell>
          <table:table-cell office:value-type="string">
            <text:p>hPa</text:p>
          </table:table-cell>
          <table:table-cell/>
          <table:table-cell office:value-type="float" office:value="1016.4">
            <text:p>1016.4</text:p>
          </table:table-cell>
          <table:table-cell office:value-type="string">
            <text:p>hPa</text:p>
          </table:table-cell>
        </table:table-row>
        <table:table-row table:style-name="ro2">
          <table:table-cell office:value-type="string">
            <text:p>27.12.12</text:p>
          </table:table-cell>
          <table:table-cell/>
          <table:table-cell office:value-type="float" office:value="1004.8">
            <text:p>1004.8</text:p>
          </table:table-cell>
          <table:table-cell office:value-type="string">
            <text:p>hPa</text:p>
          </table:table-cell>
          <table:table-cell/>
          <table:table-cell office:value-type="float" office:value="1014.7">
            <text:p>1014.7</text:p>
          </table:table-cell>
          <table:table-cell office:value-type="string">
            <text:p>hPa</text:p>
          </table:table-cell>
        </table:table-row>
        <table:table-row table:style-name="ro2">
          <table:table-cell office:value-type="string">
            <text:p>28.12.12</text:p>
          </table:table-cell>
          <table:table-cell/>
          <table:table-cell office:value-type="float" office:value="1016.2">
            <text:p>1016.2</text:p>
          </table:table-cell>
          <table:table-cell office:value-type="string">
            <text:p>hPa</text:p>
          </table:table-cell>
          <table:table-cell/>
          <table:table-cell office:value-type="float" office:value="1029.5">
            <text:p>1029.5</text:p>
          </table:table-cell>
          <table:table-cell office:value-type="string">
            <text:p>hPa</text:p>
          </table:table-cell>
        </table:table-row>
        <table:table-row table:style-name="ro2">
          <table:table-cell office:value-type="string">
            <text:p>29.12.12</text:p>
          </table:table-cell>
          <table:table-cell/>
          <table:table-cell office:value-type="float" office:value="1014.9">
            <text:p>1014.9</text:p>
          </table:table-cell>
          <table:table-cell office:value-type="string">
            <text:p>hPa</text:p>
          </table:table-cell>
          <table:table-cell/>
          <table:table-cell office:value-type="float" office:value="1026">
            <text:p>1026</text:p>
          </table:table-cell>
          <table:table-cell office:value-type="string">
            <text:p>hPa</text:p>
          </table:table-cell>
        </table:table-row>
        <table:table-row table:style-name="ro2">
          <table:table-cell office:value-type="string">
            <text:p>30.12.12</text:p>
          </table:table-cell>
          <table:table-cell/>
          <table:table-cell office:value-type="float" office:value="1015.9">
            <text:p>1015.9</text:p>
          </table:table-cell>
          <table:table-cell office:value-type="string">
            <text:p>hPa</text:p>
          </table:table-cell>
          <table:table-cell/>
          <table:table-cell office:value-type="float" office:value="1024.6">
            <text:p>1024.6</text:p>
          </table:table-cell>
          <table:table-cell office:value-type="string">
            <text:p>hPa</text:p>
          </table:table-cell>
        </table:table-row>
        <table:table-row table:style-name="ro2">
          <table:table-cell office:value-type="string">
            <text:p>31.12.12</text:p>
          </table:table-cell>
          <table:table-cell/>
          <table:table-cell office:value-type="float" office:value="1011.6">
            <text:p>1011.6</text:p>
          </table:table-cell>
          <table:table-cell office:value-type="string">
            <text:p>hPa</text:p>
          </table:table-cell>
          <table:table-cell/>
          <table:table-cell office:value-type="float" office:value="1024.4">
            <text:p>1024.4</text:p>
          </table:table-cell>
          <table:table-cell office:value-type="string">
            <text:p>hPa</text:p>
          </table:table-cell>
        </table:table-row>
        <table:table-row table:style-name="ro2">
          <table:table-cell office:value-type="string">
            <text:p>01.01.13</text:p>
          </table:table-cell>
          <table:table-cell/>
          <table:table-cell office:value-type="float" office:value="1008.1">
            <text:p>1008.1</text:p>
          </table:table-cell>
          <table:table-cell office:value-type="string">
            <text:p>hPa</text:p>
          </table:table-cell>
          <table:table-cell/>
          <table:table-cell office:value-type="float" office:value="1016.9">
            <text:p>1016.9</text:p>
          </table:table-cell>
          <table:table-cell office:value-type="string">
            <text:p>hPa</text:p>
          </table:table-cell>
        </table:table-row>
        <table:table-row table:style-name="ro2">
          <table:table-cell office:value-type="string">
            <text:p>02.01.13</text:p>
          </table:table-cell>
          <table:table-cell/>
          <table:table-cell office:value-type="float" office:value="1017.5">
            <text:p>1017.5</text:p>
          </table:table-cell>
          <table:table-cell office:value-type="string">
            <text:p>hPa</text:p>
          </table:table-cell>
          <table:table-cell/>
          <table:table-cell office:value-type="float" office:value="1033">
            <text:p>1033</text:p>
          </table:table-cell>
          <table:table-cell office:value-type="string">
            <text:p>hPa</text:p>
          </table:table-cell>
        </table:table-row>
        <table:table-row table:style-name="ro2">
          <table:table-cell office:value-type="string">
            <text:p>03.01.13</text:p>
          </table:table-cell>
          <table:table-cell/>
          <table:table-cell office:value-type="float" office:value="1033.1">
            <text:p>1033.1</text:p>
          </table:table-cell>
          <table:table-cell office:value-type="string">
            <text:p>hPa</text:p>
          </table:table-cell>
          <table:table-cell/>
          <table:table-cell office:value-type="float" office:value="1038.3">
            <text:p>1038.3</text:p>
          </table:table-cell>
          <table:table-cell office:value-type="string">
            <text:p>hPa</text:p>
          </table:table-cell>
        </table:table-row>
        <table:table-row table:style-name="ro2">
          <table:table-cell office:value-type="string">
            <text:p>04.01.13</text:p>
          </table:table-cell>
          <table:table-cell/>
          <table:table-cell office:value-type="float" office:value="1034.9">
            <text:p>1034.9</text:p>
          </table:table-cell>
          <table:table-cell office:value-type="string">
            <text:p>hPa</text:p>
          </table:table-cell>
          <table:table-cell/>
          <table:table-cell office:value-type="float" office:value="1038.5">
            <text:p>1038.5</text:p>
          </table:table-cell>
          <table:table-cell office:value-type="string">
            <text:p>hPa</text:p>
          </table:table-cell>
        </table:table-row>
        <table:table-row table:style-name="ro2">
          <table:table-cell office:value-type="string">
            <text:p>05.01.13</text:p>
          </table:table-cell>
          <table:table-cell/>
          <table:table-cell office:value-type="float" office:value="1033.7">
            <text:p>1033.7</text:p>
          </table:table-cell>
          <table:table-cell office:value-type="string">
            <text:p>hPa</text:p>
          </table:table-cell>
          <table:table-cell/>
          <table:table-cell office:value-type="float" office:value="1034.9">
            <text:p>1034.9</text:p>
          </table:table-cell>
          <table:table-cell office:value-type="string">
            <text:p>hPa</text:p>
          </table:table-cell>
        </table:table-row>
        <table:table-row table:style-name="ro2">
          <table:table-cell office:value-type="string">
            <text:p>06.01.13</text:p>
          </table:table-cell>
          <table:table-cell/>
          <table:table-cell office:value-type="float" office:value="1030.2">
            <text:p>1030.2</text:p>
          </table:table-cell>
          <table:table-cell office:value-type="string">
            <text:p>hPa</text:p>
          </table:table-cell>
          <table:table-cell/>
          <table:table-cell office:value-type="float" office:value="1034.1">
            <text:p>1034.1</text:p>
          </table:table-cell>
          <table:table-cell office:value-type="string">
            <text:p>hPa</text:p>
          </table:table-cell>
        </table:table-row>
        <table:table-row table:style-name="ro2">
          <table:table-cell office:value-type="string">
            <text:p>07.01.13</text:p>
          </table:table-cell>
          <table:table-cell/>
          <table:table-cell office:value-type="float" office:value="1028.1">
            <text:p>1028.1</text:p>
          </table:table-cell>
          <table:table-cell office:value-type="string">
            <text:p>hPa</text:p>
          </table:table-cell>
          <table:table-cell/>
          <table:table-cell office:value-type="float" office:value="1031.2">
            <text:p>1031.2</text:p>
          </table:table-cell>
          <table:table-cell office:value-type="string">
            <text:p>hPa</text:p>
          </table:table-cell>
        </table:table-row>
        <table:table-row table:style-name="ro2">
          <table:table-cell office:value-type="string">
            <text:p>08.01.13</text:p>
          </table:table-cell>
          <table:table-cell/>
          <table:table-cell office:value-type="float" office:value="1026.8">
            <text:p>1026.8</text:p>
          </table:table-cell>
          <table:table-cell office:value-type="string">
            <text:p>hPa</text:p>
          </table:table-cell>
          <table:table-cell/>
          <table:table-cell office:value-type="float" office:value="1028.5">
            <text:p>1028.5</text:p>
          </table:table-cell>
          <table:table-cell office:value-type="string">
            <text:p>hPa</text:p>
          </table:table-cell>
        </table:table-row>
        <table:table-row table:style-name="ro2">
          <table:table-cell office:value-type="string">
            <text:p>09.01.13</text:p>
          </table:table-cell>
          <table:table-cell/>
          <table:table-cell office:value-type="float" office:value="1019.6">
            <text:p>1019.6</text:p>
          </table:table-cell>
          <table:table-cell office:value-type="string">
            <text:p>hPa</text:p>
          </table:table-cell>
          <table:table-cell/>
          <table:table-cell office:value-type="float" office:value="1027.1">
            <text:p>1027.1</text:p>
          </table:table-cell>
          <table:table-cell office:value-type="string">
            <text:p>hPa</text:p>
          </table:table-cell>
        </table:table-row>
        <table:table-row table:style-name="ro2">
          <table:table-cell office:value-type="string">
            <text:p>10.01.13</text:p>
          </table:table-cell>
          <table:table-cell/>
          <table:table-cell office:value-type="float" office:value="1012.7">
            <text:p>1012.7</text:p>
          </table:table-cell>
          <table:table-cell office:value-type="string">
            <text:p>hPa</text:p>
          </table:table-cell>
          <table:table-cell/>
          <table:table-cell office:value-type="float" office:value="1019.6">
            <text:p>1019.6</text:p>
          </table:table-cell>
          <table:table-cell office:value-type="string">
            <text:p>hP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2" number:min-integer-digits="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00/00/0000</text:date>, <text:time style:data-style-name="N2" text:time-value="0000-00-00T16:04: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12T16:12:03</dc:date>
    <dc:creator>Philipp Rodeo</dc:creator>
    <meta:generator>LibreOffice/4.0.2.2$Linux_x86 LibreOffice_project/400m0$Build-2</meta:generator>
    <meta:editing-duration>P0D</meta:editing-duration>
    <meta:editing-cycles>1</meta:editing-cycles>
    <meta:document-statistic meta:table-count="3" meta:cell-count="4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9">
      <number:number number:decimal-places="2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9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7" style:family="chart" style:data-style-name="N119">
      <style:chart-properties chart:symbol-type="named-symbol" chart:symbol-name="hourglass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94cm" svg:y="3.952cm" style:legend-expansion="high" chart:style-name="ch2"/>
        <chart:plot-area chart:style-name="ch3" table:cell-range-address="Calculation.D3:Calculation.D16 Calculation.I3:Calculation.J16" chart:data-source-has-labels="both" svg:x="0.77cm" svg:y="0.855cm" svg:width="12.585cm" svg:height="7.545cm">
          <chartooo:coordinate-region svg:x="1.682cm" svg:y="1.054cm" svg:width="11.248cm" svg:height="6.699cm"/>
          <chart:axis chart:dimension="x" chart:name="primary-x" chart:style-name="ch4" chartooo:axis-type="auto">
            <chart:categories table:cell-range-address="Calculation.D4:Calculation.D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alculation.I3:Calculation.I16" chart:label-cell-address="Calculation.I3:Calculation.I3" chart:class="chart:scatter">
            <chart:domain table:cell-range-address="Calculation.D3:Calculation.D16"/>
            <chart:data-point chart:repeated="14"/>
          </chart:series>
          <chart:series chart:style-name="ch7" chart:values-cell-range-address="Calculation.J3:Calculation.J16" chart:label-cell-address="Calculation.J3:Calculation.J3" chart:class="chart:scatte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3.67</text:p>
                <draw:g>
                  <svg:desc>Calculation.I3:Calculation.I3</svg:desc>
                </draw:g>
              </table:table-cell>
              <table:table-cell office:value-type="string">
                <text:p>3.62</text:p>
                <draw:g>
                  <svg:desc>Calculation.J3:Calculation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2.12.12</text:p>
                <draw:g>
                  <svg:desc>Calculation.D4:Calculation.D16</svg:desc>
                </draw:g>
              </table:table-cell>
              <table:table-cell office:value-type="float" office:value="1">
                <text:p>1</text:p>
                <draw:g>
                  <svg:desc>Calculation.D3:Calculation.D16</svg:desc>
                </draw:g>
              </table:table-cell>
              <table:table-cell office:value-type="float" office:value="3.67375886524823">
                <text:p>3.67375886524823</text:p>
                <draw:g>
                  <svg:desc>Calculation.I3:Calculation.I16</svg:desc>
                </draw:g>
              </table:table-cell>
              <table:table-cell office:value-type="float" office:value="3.62026666666667">
                <text:p>3.62026666666667</text:p>
                <draw:g>
                  <svg:desc>Calculation.J3:Calculation.J16</svg:desc>
                </draw:g>
              </table:table-cell>
            </table:table-row>
            <table:table-row>
              <table:table-cell office:value-type="string">
                <text:p>23.12.12</text:p>
              </table:table-cell>
              <table:table-cell office:value-type="float" office:value="2">
                <text:p>2</text:p>
              </table:table-cell>
              <table:table-cell office:value-type="float" office:value="3.62412493268713">
                <text:p>3.62412493268713</text:p>
              </table:table-cell>
              <table:table-cell office:value-type="float" office:value="3.61722488038278">
                <text:p>3.61722488038278</text:p>
              </table:table-cell>
            </table:table-row>
            <table:table-row>
              <table:table-cell office:value-type="string">
                <text:p>24.12.12</text:p>
              </table:table-cell>
              <table:table-cell office:value-type="float" office:value="3">
                <text:p>3</text:p>
              </table:table-cell>
              <table:table-cell office:value-type="float" office:value="3.5690295209475">
                <text:p>3.5690295209475</text:p>
              </table:table-cell>
              <table:table-cell office:value-type="float" office:value="3.5289817232376">
                <text:p>3.5289817232376</text:p>
              </table:table-cell>
            </table:table-row>
            <table:table-row>
              <table:table-cell office:value-type="string">
                <text:p>25.12.12</text:p>
              </table:table-cell>
              <table:table-cell office:value-type="float" office:value="4">
                <text:p>4</text:p>
              </table:table-cell>
              <table:table-cell office:value-type="float" office:value="3.63616675690309">
                <text:p>3.63616675690309</text:p>
              </table:table-cell>
              <table:table-cell office:value-type="float" office:value="3.52951419118927">
                <text:p>3.52951419118927</text:p>
              </table:table-cell>
            </table:table-row>
            <table:table-row>
              <table:table-cell office:value-type="string">
                <text:p>26.12.12</text:p>
              </table:table-cell>
              <table:table-cell office:value-type="float" office:value="5">
                <text:p>5</text:p>
              </table:table-cell>
              <table:table-cell office:value-type="float" office:value="3.63702227857272">
                <text:p>3.63702227857272</text:p>
              </table:table-cell>
              <table:table-cell office:value-type="float" office:value="3.50372810820184">
                <text:p>3.50372810820184</text:p>
              </table:table-cell>
            </table:table-row>
            <table:table-row>
              <table:table-cell office:value-type="string">
                <text:p>27.12.12</text:p>
              </table:table-cell>
              <table:table-cell office:value-type="float" office:value="6">
                <text:p>6</text:p>
              </table:table-cell>
              <table:table-cell office:value-type="float" office:value="3.59253333333333">
                <text:p>3.59253333333333</text:p>
              </table:table-cell>
              <table:table-cell office:value-type="float" office:value="3.59342407636557">
                <text:p>3.59342407636557</text:p>
              </table:table-cell>
            </table:table-row>
            <table:table-row>
              <table:table-cell office:value-type="string">
                <text:p>28.12.12</text:p>
              </table:table-cell>
              <table:table-cell office:value-type="float" office:value="7">
                <text:p>7</text:p>
              </table:table-cell>
              <table:table-cell office:value-type="float" office:value="3.57898486197685">
                <text:p>3.57898486197685</text:p>
              </table:table-cell>
              <table:table-cell office:value-type="float" office:value="3.58234774933804">
                <text:p>3.58234774933804</text:p>
              </table:table-cell>
            </table:table-row>
            <table:table-row>
              <table:table-cell office:value-type="string">
                <text:p>29.12.12</text:p>
              </table:table-cell>
              <table:table-cell office:value-type="float" office:value="8">
                <text:p>8</text:p>
              </table:table-cell>
              <table:table-cell office:value-type="float" office:value="3.63382799928482">
                <text:p>3.63382799928482</text:p>
              </table:table-cell>
              <table:table-cell office:value-type="float" office:value="3.65265211992194">
                <text:p>3.65265211992194</text:p>
              </table:table-cell>
            </table:table-row>
            <table:table-row>
              <table:table-cell office:value-type="string">
                <text:p>30.12.12</text:p>
              </table:table-cell>
              <table:table-cell office:value-type="float" office:value="9">
                <text:p>9</text:p>
              </table:table-cell>
              <table:table-cell office:value-type="float" office:value="3.67650787900743">
                <text:p>3.67650787900743</text:p>
              </table:table-cell>
              <table:table-cell office:value-type="float" office:value="3.60569319978914">
                <text:p>3.60569319978914</text:p>
              </table:table-cell>
            </table:table-row>
            <table:table-row>
              <table:table-cell office:value-type="string">
                <text:p>31.12.12</text:p>
              </table:table-cell>
              <table:table-cell office:value-type="float" office:value="10">
                <text:p>10</text:p>
              </table:table-cell>
              <table:table-cell office:value-type="float" office:value="3.64056620677298">
                <text:p>3.64056620677298</text:p>
              </table:table-cell>
              <table:table-cell office:value-type="float" office:value="3.62241470744211">
                <text:p>3.62241470744211</text:p>
              </table:table-cell>
            </table:table-row>
            <table:table-row>
              <table:table-cell office:value-type="string">
                <text:p>01.01.13</text:p>
              </table:table-cell>
              <table:table-cell office:value-type="float" office:value="11">
                <text:p>11</text:p>
              </table:table-cell>
              <table:table-cell office:value-type="float" office:value="3.65132647536546">
                <text:p>3.65132647536546</text:p>
              </table:table-cell>
              <table:table-cell office:value-type="float" office:value="3.61787038672082">
                <text:p>3.61787038672082</text:p>
              </table:table-cell>
            </table:table-row>
            <table:table-row>
              <table:table-cell office:value-type="string">
                <text:p>02.01.13</text:p>
              </table:table-cell>
              <table:table-cell office:value-type="float" office:value="12">
                <text:p>12</text:p>
              </table:table-cell>
              <table:table-cell office:value-type="float" office:value="3.67316451083986">
                <text:p>3.67316451083986</text:p>
              </table:table-cell>
              <table:table-cell office:value-type="float" office:value="3.61307514656244">
                <text:p>3.61307514656244</text:p>
              </table:table-cell>
            </table:table-row>
            <table:table-row>
              <table:table-cell office:value-type="string">
                <text:p>03.01.13</text:p>
              </table:table-cell>
              <table:table-cell office:value-type="float" office:value="13">
                <text:p>13</text:p>
              </table:table-cell>
              <table:table-cell office:value-type="float" office:value="3.73737373737374">
                <text:p>3.73737373737374</text:p>
              </table:table-cell>
              <table:table-cell office:value-type="float" office:value="3.70051943399606">
                <text:p>3.70051943399606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3.7752603690846">
                <text:p>3.7752603690846</text:p>
              </table:table-cell>
              <table:table-cell office:value-type="float" office:value="3.70226421822072">
                <text:p>3.702264218220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